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25-08-27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7528" calcext:value-type="float">
            <text:p>62.5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25-04-08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24-09-12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24-04-11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23-09-11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8864" calcext:value-type="float">
            <text:p>62.5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23-04-12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22-09-0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9032" calcext:value-type="float">
            <text:p>62.3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22-04-19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21-09-14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54" calcext:value-type="float">
            <text:p>62.2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21-04-1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20-09-0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3496" calcext:value-type="float">
            <text:p>63.0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20-05-01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19-09-10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8064" calcext:value-type="float">
            <text:p>63.7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19-04-24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18-09-1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3848" calcext:value-type="float">
            <text:p>63.5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18-04-1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17-09-21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0632" calcext:value-type="float">
            <text:p>63.7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17-04-19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7136" calcext:value-type="float">
            <text:p>61.6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16-09-21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3112" calcext:value-type="float">
            <text:p>64.5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16-04-26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4464" calcext:value-type="float">
            <text:p>61.6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15-09-14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4072" calcext:value-type="float">
            <text:p>64.5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15-04-13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9072" calcext:value-type="float">
            <text:p>62.6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14-09-02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9064" calcext:value-type="float">
            <text:p>64.1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14-04-15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34" calcext:value-type="float">
            <text:p>61.4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13-09-17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1696" calcext:value-type="float">
            <text:p>63.8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13-04-1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5784" calcext:value-type="float">
            <text:p>60.7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12-09-12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12-04-10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11-09-2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9904" calcext:value-type="float">
            <text:p>63.2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11-04-2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1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1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2032" calcext:value-type="float">
            <text:p>59.6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9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2208" calcext:value-type="float">
            <text:p>61.8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8-09-0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5536" calcext:value-type="float">
            <text:p>64.1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8-04-1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6328" calcext:value-type="float">
            <text:p>60.5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7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4008" calcext:value-type="float">
            <text:p>64.8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7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812" calcext:value-type="float">
            <text:p>61.1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6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1432" calcext:value-type="float">
            <text:p>66.3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4896" calcext:value-type="float">
            <text:p>62.7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588" calcext:value-type="float">
            <text:p>66.0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3152" calcext:value-type="float">
            <text:p>61.0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3536" calcext:value-type="float">
            <text:p>63.3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412" calcext:value-type="float">
            <text:p>59.6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4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4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3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9576" calcext:value-type="float">
            <text:p>62.1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4896" calcext:value-type="float">
            <text:p>62.7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8032" calcext:value-type="float">
            <text:p>61.9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6584" calcext:value-type="float">
            <text:p>63.3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3664" calcext:value-type="float">
            <text:p>62.8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9824" calcext:value-type="float">
            <text:p>62.5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204" calcext:value-type="float">
            <text:p>62.0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2464" calcext:value-type="float">
            <text:p>60.8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7904" calcext:value-type="float">
            <text:p>62.4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0448" calcext:value-type="float">
            <text:p>63.0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9168" calcext:value-type="float">
            <text:p>64.2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3936" calcext:value-type="float">
            <text:p>66.5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4672" calcext:value-type="float">
            <text:p>65.5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9608" calcext:value-type="float">
            <text:p>63.9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4648" calcext:value-type="float">
            <text:p>62.3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9" calcext:value-type="float">
            <text:p>60.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2-02-2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7304" calcext:value-type="float">
            <text:p>61.4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1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1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7568" calcext:value-type="float">
            <text:p>62.8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2224" calcext:value-type="float">
            <text:p>62.7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7024" calcext:value-type="float">
            <text:p>63.0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1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5" calcext:value-type="float">
            <text:p>62.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0744" calcext:value-type="float">
            <text:p>62.3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4512" calcext:value-type="float">
            <text:p>60.4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9064" calcext:value-type="float">
            <text:p>60.3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1-01-0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4504" calcext:value-type="float">
            <text:p>61.9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916" calcext:value-type="float">
            <text:p>61.8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0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6592" calcext:value-type="float">
            <text:p>61.8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0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4608" calcext:value-type="float">
            <text:p>62.0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3712" calcext:value-type="float">
            <text:p>61.7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3128" calcext:value-type="float">
            <text:p>61.6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0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200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34" calcext:value-type="float">
            <text:p>61.4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9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4464" calcext:value-type="float">
            <text:p>61.6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9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1496" calcext:value-type="float">
            <text:p>62.2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7696" calcext:value-type="float">
            <text:p>62.3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0824" calcext:value-type="float">
            <text:p>62.9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8552" calcext:value-type="float">
            <text:p>62.3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9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9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1648" calcext:value-type="float">
            <text:p>57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5032" calcext:value-type="float">
            <text:p>57.0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912" calcext:value-type="float">
            <text:p>56.8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0208" calcext:value-type="float">
            <text:p>57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8704" calcext:value-type="float">
            <text:p>57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8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8976" calcext:value-type="float">
            <text:p>57.3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8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8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8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7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8792" calcext:value-type="float">
            <text:p>56.6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2192" calcext:value-type="float">
            <text:p>57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7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0792" calcext:value-type="float">
            <text:p>57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7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9184" calcext:value-type="float">
            <text:p>57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8704" calcext:value-type="float">
            <text:p>57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7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5344" calcext:value-type="float">
            <text:p>57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7288" calcext:value-type="float">
            <text:p>56.7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5768" calcext:value-type="float">
            <text:p>56.0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7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7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6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6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6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2664" calcext:value-type="float">
            <text:p>54.8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6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6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4384" calcext:value-type="float">
            <text:p>53.3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5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5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5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5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7568" calcext:value-type="float">
            <text:p>55.2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1672" calcext:value-type="float">
            <text:p>53.0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5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844" calcext:value-type="float">
            <text:p>52.2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8376" calcext:value-type="float">
            <text:p>52.5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5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3616" calcext:value-type="float">
            <text:p>52.5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5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2008" calcext:value-type="float">
            <text:p>52.6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4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8712" calcext:value-type="float">
            <text:p>52.1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4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4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2088" calcext:value-type="float">
            <text:p>53.2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7456" calcext:value-type="float">
            <text:p>52.7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4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8456" calcext:value-type="float">
            <text:p>53.1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4888" calcext:value-type="float">
            <text:p>52.8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4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3752" calcext:value-type="float">
            <text:p>50.5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4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0368" calcext:value-type="float">
            <text:p>50.9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3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3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748" calcext:value-type="float">
            <text:p>52.2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9848" calcext:value-type="float">
            <text:p>54.4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3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3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6248" calcext:value-type="float">
            <text:p>52.2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3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3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5928" calcext:value-type="float">
            <text:p>49.7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3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1936" calcext:value-type="float">
            <text:p>50.5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3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7048" calcext:value-type="float">
            <text:p>51.0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108" calcext:value-type="float">
            <text:p>50.5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6672" calcext:value-type="float">
            <text:p>51.0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2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8552" calcext:value-type="float">
            <text:p>50.8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2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6336" calcext:value-type="float">
            <text:p>51.4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2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2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428" calcext:value-type="float">
            <text:p>49.4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2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6304" calcext:value-type="float">
            <text:p>49.6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2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664" calcext:value-type="float">
            <text:p>49.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2464" calcext:value-type="float">
            <text:p>49.4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2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0208" calcext:value-type="float">
            <text:p>49.6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2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1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2336" calcext:value-type="float">
            <text:p>49.9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1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1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924" calcext:value-type="float">
            <text:p>51.0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1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1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1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9248" calcext:value-type="float">
            <text:p>49.6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1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0736" calcext:value-type="float">
            <text:p>48.5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1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1784" calcext:value-type="float">
            <text:p>47.8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1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8736" calcext:value-type="float">
            <text:p>47.7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0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0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6512" calcext:value-type="float">
            <text:p>49.8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0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5176" calcext:value-type="float">
            <text:p>49.7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1168" calcext:value-type="float">
            <text:p>49.7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0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8064" calcext:value-type="float">
            <text:p>48.5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0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1992" calcext:value-type="float">
            <text:p>47.9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0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0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2368" calcext:value-type="float">
            <text:p>47.9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0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412" calcext:value-type="float">
            <text:p>48.2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9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0256" calcext:value-type="float">
            <text:p>48.5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9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9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9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9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9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9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9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9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8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8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8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8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8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8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3456" calcext:value-type="float">
            <text:p>43.6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8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6088" calcext:value-type="float">
            <text:p>43.3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792" calcext:value-type="float">
            <text:p>43.6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8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9072" calcext:value-type="float">
            <text:p>43.6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7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9032" calcext:value-type="float">
            <text:p>43.3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7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7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4624" calcext:value-type="float">
            <text:p>43.8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7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7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7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7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6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6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6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6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6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6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5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5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5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5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5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5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5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5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4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4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4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4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4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4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4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3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3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3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3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3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2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2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2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2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1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1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1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1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2672" calcext:value-type="float">
            <text:p>38.1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0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0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0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0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0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80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79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7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7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527076283101</text:p>
          </table:table-cell>
          <table:table-cell office:value-type="string" calcext:value-type="string">
            <text:p>SM Df <text:s/>71</text:p>
          </table:table-cell>
          <table:table-cell office:value-type="string" calcext:value-type="string">
            <text:p>1976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70" meta:object-count="0"/>
    <meta:user-defined meta:name="AppVersion">3.0</meta:user-defined>
  </office:meta>
</office:document-meta>
</file>